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7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8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9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0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1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2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3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4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5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6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7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8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19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0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1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2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3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4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5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6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7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8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29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0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1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5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6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7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8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9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0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1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2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3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4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5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6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7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8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9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0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1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2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3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4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5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6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7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58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fff" style:font-name-asian="Arial1" style:font-name-complex="Arial1"/>
    </style:style>
    <style:style style:name="P59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0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5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9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0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1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2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3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4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5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6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7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8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9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0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1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2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83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4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5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6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7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8" style:family="paragraph" style:parent-style-name="Standard">
      <style:paragraph-properties fo:margin-left="0cm" fo:margin-right="0cm" fo:text-indent="1.27cm" style:auto-text-indent="false"/>
      <style:text-properties style:font-name="Arial" fo:background-color="#fff200" style:font-name-asian="Arial1" style:font-name-complex="Arial1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jdgxs"/>Core Java: Part 2</text:p>
      <text:p text:style-name="P2">1. How to import all package?</text:p>
      <text:list xml:id="list1712072209" text:style-name="WWNum17">
        <text:list-item>
          <text:p text:style-name="P8">import java.*;</text:p>
        </text:list-item>
        <text:list-item>
          <text:p text:style-name="P30">include java.lang;</text:p>
        </text:list-item>
        <text:list-item>
          <text:p text:style-name="P59">java.package</text:p>
        </text:list-item>
      </text:list>
      <text:p text:style-name="P1"/>
      <text:p text:style-name="P2">2.What is the value of "d" after this line of code has been executed?</text:p>
      <text:p text:style-name="P1">double d = Math.round ( 2.5 + Math.random() );</text:p>
      <text:list xml:id="list2326877851" text:style-name="WWNum24">
        <text:list-item>
          <text:p text:style-name="P31">2</text:p>
        </text:list-item>
        <text:list-item>
          <text:p text:style-name="P9">3</text:p>
        </text:list-item>
        <text:list-item>
          <text:p text:style-name="P31">4</text:p>
        </text:list-item>
        <text:list-item>
          <text:p text:style-name="P60">2.5</text:p>
        </text:list-item>
      </text:list>
      <text:p text:style-name="P3"/>
      <text:p text:style-name="P2">3.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713141497" text:style-name="WWNum19">
        <text:list-item>
          <text:p text:style-name="P32">There is a syntax error on line 1.</text:p>
        </text:list-item>
        <text:list-item>
          <text:p text:style-name="P32">There are syntax errors on lines 1 and 6.</text:p>
        </text:list-item>
        <text:list-item>
          <text:p text:style-name="P32">run infinity time</text:p>
        </text:list-item>
        <text:list-item>
          <text:p text:style-name="P83">There is a syntax error in line 6.</text:p>
        </text:list-item>
      </text:list>
      <text:p text:style-name="P1"/>
      <text:p text:style-name="P2">4.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<text:soft-page-break/>SOP(s1);</text:p>
      <text:p text:style-name="P1">}</text:p>
      <text:p text:style-name="P1">}</text:p>
      <text:list xml:id="list1388972018" text:style-name="WWNum16">
        <text:list-item>
          <text:p text:style-name="P33">Hellogoodworld</text:p>
        </text:list-item>
        <text:list-item>
          <text:p text:style-name="P33">hellogoodworld</text:p>
        </text:list-item>
        <text:list-item>
          <text:p text:style-name="P10">Hello Good world</text:p>
        </text:list-item>
        <text:list-item>
          <text:p text:style-name="P61">GoodWorld</text:p>
        </text:list-item>
      </text:list>
      <text:p text:style-name="P1"/>
      <text:p text:style-name="P2">5.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1414216428" text:style-name="WWNum26">
        <text:list-item>
          <text:p text:style-name="P11">hello</text:p>
        </text:list-item>
        <text:list-item>
          <text:p text:style-name="P34">world</text:p>
        </text:list-item>
        <text:list-item>
          <text:p text:style-name="P34">hello world</text:p>
        </text:list-item>
        <text:list-item>
          <text:p text:style-name="P62">none of the above</text:p>
        </text:list-item>
      </text:list>
      <text:p text:style-name="P1"/>
      <text:p text:style-name="P2">6.What is the value of the string returned by getValue("DEMOS")</text:p>
      <text:p text:style-name="P1"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/text:p>
      <text:list xml:id="list1968469001" text:style-name="WWNum29">
        <text:list-item>
          <text:p text:style-name="P35"><text:soft-page-break/>DEMOS</text:p>
        </text:list-item>
        <text:list-item>
          <text:p text:style-name="P35">DEMS</text:p>
        </text:list-item>
        <text:list-item>
          <text:p text:style-name="P35">DEM</text:p>
        </text:list-item>
        <text:list-item>
          <text:p text:style-name="P63">EMOS</text:p>
        </text:list-item>
      </text:list>
      <text:p text:style-name="P1"/>
      <text:p text:style-name="P2">7.Determine the output</text:p>
      <text:p text:style-name="P1">SOP (‘1’+new integer (2) +3);</text:p>
      <text:list xml:id="list812731524" text:style-name="WWNum11">
        <text:list-item>
          <text:p text:style-name="P12">123</text:p>
        </text:list-item>
        <text:list-item>
          <text:p text:style-name="P36">13</text:p>
        </text:list-item>
        <text:list-item>
          <text:p text:style-name="P36">1</text:p>
        </text:list-item>
        <text:list-item>
          <text:p text:style-name="P64">12</text:p>
        </text:list-item>
      </text:list>
      <text:p text:style-name="P1"/>
      <text:p text:style-name="P2">8.Determine the output:</text:p>
      <text:p text:style-name="P1">StringBuffer s1 = new StringBuffer(“Hello”);</text:p>
      <text:p text:style-name="P1">StringBuffer s2 = reverse(s1);</text:p>
      <text:p text:style-name="P1">SOP(s2);</text:p>
      <text:list xml:id="list1476007841" text:style-name="WWNum9">
        <text:list-item>
          <text:p text:style-name="P37">Hlloe</text:p>
        </text:list-item>
        <text:list-item>
          <text:p text:style-name="P37">lloeH</text:p>
        </text:list-item>
        <text:list-item>
          <text:p text:style-name="P37">Hello</text:p>
        </text:list-item>
        <text:list-item>
          <text:p text:style-name="P84">olleH</text:p>
        </text:list-item>
      </text:list>
      <text:p text:style-name="P1"/>
      <text:p text:style-name="P2">9.Write the correct signature of the main method?</text:p>
      <text:list xml:id="list1163707734" text:style-name="WWNum6">
        <text:list-item>
          <text:p text:style-name="P38">public Static void main()</text:p>
        </text:list-item>
        <text:list-item>
          <text:p text:style-name="P13">public Static void main(String args[])</text:p>
        </text:list-item>
        <text:list-item>
          <text:p text:style-name="P65">public Static void main(String ...)</text:p>
        </text:list-item>
      </text:list>
      <text:p text:style-name="P1"/>
      <text:p text:style-name="P2">10.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2987550878" text:style-name="WWNum2">
        <text:list-item>
          <text:p text:style-name="P39">class java.object</text:p>
        </text:list-item>
        <text:list-item>
          <text:p text:style-name="P14">class java.lang.object</text:p>
        </text:list-item>
        <text:list-item>
          <text:p text:style-name="P66">none of the above</text:p>
        </text:list-item>
      </text:list>
      <text:p text:style-name="P1"/>
      <text:p text:style-name="P2"><text:soft-page-break/>11.Determine the output</text:p>
      <text:p text:style-name="P1">Class{</text:p>
      <text:p text:style-name="P1">PSVM</text:p>
      <text:p text:style-name="P1">String str = new String( “.....”);</text:p>
      <text:p text:style-name="P1">}</text:p>
      <text:p text:style-name="P1">Do{</text:p>
      <text:p text:style-name="P1">str = “Hello Stop World ”;</text:p>
      <text:p text:style-name="P1">SOP(str);</text:p>
      <text:p text:style-name="P1">}</text:p>
      <text:p text:style-name="P1">While(str!=Strong);</text:p>
      <text:p text:style-name="P1">{</text:p>
      <text:p text:style-name="P1">.......</text:p>
      <text:p text:style-name="P1">}</text:p>
      <text:list xml:id="list1433128060" text:style-name="WWNum15">
        <text:list-item>
          <text:p text:style-name="P40">HelloStopWorld</text:p>
        </text:list-item>
        <text:list-item>
          <text:p text:style-name="P15">Hello Stop World</text:p>
        </text:list-item>
        <text:list-item>
          <text:p text:style-name="P40">HelloStop</text:p>
        </text:list-item>
        <text:list-item>
          <text:p text:style-name="P67">none of the above</text:p>
        </text:list-item>
      </text:list>
      <text:p text:style-name="P1"/>
      <text:p text:style-name="P2">12.How to declare array of string which one is correct?</text:p>
      <text:list xml:id="list4064022012" text:style-name="WWNum27">
        <text:list-item>
          <text:p text:style-name="P41">string[]s;</text:p>
        </text:list-item>
        <text:list-item>
          <text:p text:style-name="P58">string s[];</text:p>
        </text:list-item>
        <text:list-item>
          <text:p text:style-name="P85">string []s;</text:p>
        </text:list-item>
      </text:list>
      <text:p text:style-name="P1"/>
      <text:p text:style-name="P2">13.What will be the output?</text:p>
      <text:p text:style-name="P1"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{</text:p>
      <text:p text:style-name="P1"><text:soft-page-break/>A obj1 = new A();</text:p>
      <text:p text:style-name="P1">SOP(obj1.toString());</text:p>
      <text:p text:style-name="P1">}</text:p>
      <text:p text:style-name="P1">}</text:p>
      <text:list xml:id="list4182463965" text:style-name="WWNum28">
        <text:list-item>
          <text:p text:style-name="P16">A@1cde5f</text:p>
        </text:list-item>
        <text:list-item>
          <text:p text:style-name="P42">A a 1cde5f</text:p>
        </text:list-item>
        <text:list-item>
          <text:p text:style-name="P42">A d 1cde5f</text:p>
        </text:list-item>
        <text:list-item>
          <text:p text:style-name="P68">@1cde5f</text:p>
        </text:list-item>
      </text:list>
      <text:p text:style-name="P1"/>
      <text:p text:style-name="P2">14.What will be the datatype of the no 9.6352</text:p>
      <text:list xml:id="list3460076894" text:style-name="WWNum5">
        <text:list-item>
          <text:p text:style-name="P17">double</text:p>
        </text:list-item>
        <text:list-item>
          <text:p text:style-name="P43">Float</text:p>
        </text:list-item>
        <text:list-item>
          <text:p text:style-name="P69">Double</text:p>
        </text:list-item>
      </text:list>
      <text:p text:style-name="P1"/>
      <text:p text:style-name="P2">15.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2067887229" text:style-name="WWNum21">
        <text:list-item>
          <text:p text:style-name="P18">uvwxyzuvwXYZ</text:p>
        </text:list-item>
        <text:list-item>
          <text:p text:style-name="P44">uvwxyzuv</text:p>
        </text:list-item>
        <text:list-item>
          <text:p text:style-name="P44">uvwxyzXYZ</text:p>
        </text:list-item>
        <text:list-item>
          <text:p text:style-name="P70">uvwxyzuvXYZ</text:p>
        </text:list-item>
      </text:list>
      <text:p text:style-name="P1"/>
      <text:p text:style-name="P2">16.Determine the output</text:p>
      <text:p text:style-name="P1">int i = -1;</text:p>
      <text:p text:style-name="P1">int b = 10;</text:p>
      <text:p text:style-name="P1">int val = b/ i;</text:p>
      <text:list xml:id="list1609744794" text:style-name="WWNum8">
        <text:list-item>
          <text:p text:style-name="P19">-10</text:p>
        </text:list-item>
        <text:list-item>
          <text:p text:style-name="P45">10</text:p>
        </text:list-item>
        <text:list-item>
          <text:p text:style-name="P45">10/1</text:p>
        </text:list-item>
        <text:list-item>
          <text:p text:style-name="P71">error17. </text:p>
        </text:list-item>
      </text:list>
      <text:p text:style-name="P3"/>
      <text:p text:style-name="P5"><text:soft-page-break/>17.How to inherit both the interface and abstract class ?</text:p>
      <text:list xml:id="list180086305" text:style-name="WWNum25">
        <text:list-item>
          <text:p text:style-name="P46">class implemts Info,interface</text:p>
        </text:list-item>
        <text:list-item>
          <text:p text:style-name="P20">class xyz extends Info implements interface{ void load}</text:p>
        </text:list-item>
        <text:list-item>
          <text:p text:style-name="P46">class extends Info,interface</text:p>
        </text:list-item>
        <text:list-item>
          <text:p text:style-name="P72">class implements interface</text:p>
        </text:list-item>
      </text:list>
      <text:p text:style-name="P1"/>
      <text:p text:style-name="P1"/>
      <text:p text:style-name="P2">18.Which operator is used to separate parameters or attributes?</text:p>
      <text:list xml:id="list1402648679" text:style-name="WWNum12">
        <text:list-item>
          <text:p text:style-name="P47">&amp;</text:p>
        </text:list-item>
        <text:list-item>
          <text:p text:style-name="P21">&amp;&amp;</text:p>
        </text:list-item>
        <text:list-item>
          <text:p text:style-name="P73">and</text:p>
        </text:list-item>
      </text:list>
      <text:p text:style-name="P1"/>
      <text:p text:style-name="P2">19.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3199903437" text:style-name="WWNum13">
        <text:list-item>
          <text:p text:style-name="P48">ABDCB</text:p>
        </text:list-item>
        <text:list-item>
          <text:p text:style-name="P22">ABDCBDCB</text:p>
        </text:list-item>
        <text:list-item>
          <text:p text:style-name="P48">ABCDBDA</text:p>
        </text:list-item>
        <text:list-item>
          <text:p text:style-name="P74">ABDCBDA</text:p>
        </text:list-item>
      </text:list>
      <text:p text:style-name="P1"/>
      <text:p text:style-name="P1"/>
      <text:p text:style-name="P2">20. import java.util.*;</text:p>
      <text:p text:style-name="P2"><text:soft-page-break/>class Array {</text:p>
      <text:p text:style-name="P2">public static void main(String args[])</text:p>
      <text:p text:style-name="P2">{</text:p>
      <text:p text:style-name="P2">int array[] = new int [5];</text:p>
      <text:p text:style-name="P2">for (int i = 5; i &gt; 0; i--)</text:p>
      <text:p text:style-name="P2">array[5 - i] = i;</text:p>
      <text:p text:style-name="P2">Arrays.sort(array);</text:p>
      <text:p text:style-name="P2">for (int i = 0; i &lt; 5; ++i)</text:p>
      <text:p text:style-name="P2">System.out.print(array[i]);;</text:p>
      <text:p text:style-name="P2">}</text:p>
      <text:p text:style-name="P2">}</text:p>
      <text:list xml:id="list286835844" text:style-name="WWNum7">
        <text:list-item>
          <text:p text:style-name="P23">12345</text:p>
        </text:list-item>
        <text:list-item>
          <text:p text:style-name="P49">54321</text:p>
        </text:list-item>
        <text:list-item>
          <text:p text:style-name="P49">123</text:p>
        </text:list-item>
        <text:list-item>
          <text:p text:style-name="P75">1234</text:p>
        </text:list-item>
      </text:list>
      <text:p text:style-name="P1"/>
      <text:p text:style-name="P2">21.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412559841" text:style-name="WWNum4">
        <text:list-item>
          <text:p text:style-name="P50">12885</text:p>
        </text:list-item>
        <text:list-item>
          <text:p text:style-name="P50">12845</text:p>
        </text:list-item>
        <text:list-item>
          <text:p text:style-name="P24">58881</text:p>
        </text:list-item>
        <text:list-item>
          <text:p text:style-name="P76">54881</text:p>
        </text:list-item>
      </text:list>
      <text:p text:style-name="P1"><text:soft-page-break/></text:p>
      <text:p text:style-name="P2">22.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/text:p>
      <text:p text:style-name="P1">}</text:p>
      <text:list xml:id="list3853213216" text:style-name="WWNum10">
        <text:list-item>
          <text:p text:style-name="P51">Hello</text:p>
        </text:list-item>
        <text:list-item>
          <text:p text:style-name="P51">World</text:p>
        </text:list-item>
        <text:list-item>
          <text:p text:style-name="P51">Helloworld</text:p>
        </text:list-item>
        <text:list-item>
          <text:p text:style-name="P86">Hello World</text:p>
        </text:list-item>
      </text:list>
      <text:p text:style-name="P1"/>
      <text:p text:style-name="P2">23.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1836548084" text:style-name="WWNum22">
        <text:list-item>
          <text:p text:style-name="P52">xello</text:p>
        </text:list-item>
        <text:list-item>
          <text:p text:style-name="P52">xxxxx</text:p>
        </text:list-item>
        <text:list-item>
          <text:p text:style-name="P25">Hxllo</text:p>
        </text:list-item>
        <text:list-item>
          <text:p text:style-name="P77">Hexlo</text:p>
        </text:list-item>
      </text:list>
      <text:p text:style-name="P1"/>
      <text:p text:style-name="P2">24.Determine the output</text:p>
      <text:p text:style-name="P1">import java.io.*;</text:p>
      <text:p text:style-name="P1"><text:soft-page-break/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76590785" text:style-name="WWNum1">
        <text:list-item>
          <text:p text:style-name="P53">AaBaCa</text:p>
        </text:list-item>
        <text:list-item>
          <text:p text:style-name="P53">ABCaaa</text:p>
        </text:list-item>
        <text:list-item>
          <text:p text:style-name="P26">AaaBaaCaa</text:p>
        </text:list-item>
        <text:list-item>
          <text:p text:style-name="P78">AaBaaCaaa</text:p>
        </text:list-item>
      </text:list>
      <text:p text:style-name="P1"/>
      <text:p text:style-name="P2">25.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{</text:p>
      <text:p text:style-name="P1"><text:soft-page-break/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805946619" text:style-name="WWNum14">
        <text:list-item>
          <text:p text:style-name="P79">a is a lower case Letter</text:p>
        </text:list-item>
      </text:list>
      <text:p text:style-name="P4">is White space character</text:p>
      <text:p text:style-name="P6"><text:s text:c="6"/>b) b is a lower case Letter</text:p>
      <text:p text:style-name="P4">is White space character</text:p>
      <text:p text:style-name="P6"><text:s text:c="6"/>c) <text:span text:style-name="T2">a is a lower case Letter</text:span></text:p>
      <text:p text:style-name="P88">A is a upper case Letter</text:p>
      <text:p text:style-name="P1"><text:s text:c="6"/>d) a is a lower case Letter</text:p>
      <text:p text:style-name="P4">0 is a digit</text:p>
      <text:p text:style-name="P4"/>
      <text:p text:style-name="P4"/>
      <text:p text:style-name="P2">26.Which pattern ?</text:p>
      <text:p text:style-name="P1">Public static void main(String args[])</text:p>
      <text:p text:style-name="P1">{</text:p>
      <text:p text:style-name="P1">List&lt;string&gt; List = new ArrayList&lt;string&gt;();</text:p>
      <text:p text:style-name="P1"><text:soft-page-break/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1"/>
      <text:p text:style-name="P1"/>
      <text:p text:style-name="P2">27.What is the output?</text:p>
      <text:p text:style-name="P1">1. public class TestString1 {</text:p>
      <text:p text:style-name="P1">2. public static void main(String[] args) {</text:p>
      <text:p text:style-name="P1"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607286012" text:style-name="WWNum3">
        <text:list-item>
          <text:p text:style-name="P54">42</text:p>
        </text:list-item>
        <text:list-item>
          <text:p text:style-name="P54">420</text:p>
        </text:list-item>
        <text:list-item>
          <text:p text:style-name="P54">462</text:p>
        </text:list-item>
        <text:list-item>
          <text:p text:style-name="P27">42042</text:p>
        </text:list-item>
        <text:list-item>
          <text:p text:style-name="P54">Compilation fails</text:p>
        </text:list-item>
        <text:list-item>
          <text:p text:style-name="P80">An exception is thrown at runtime.</text:p>
        </text:list-item>
      </text:list>
      <text:p text:style-name="P1"/>
      <text:p text:style-name="P1"/>
      <text:p text:style-name="P2">28.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/>
      <text:list xml:id="list2128900189" text:style-name="WWNum23">
        <text:list-item>
          <text:p text:style-name="P28">final</text:p>
        </text:list-item>
        <text:list-item>
          <text:p text:style-name="P28"><text:soft-page-break/>static</text:p>
        </text:list-item>
        <text:list-item>
          <text:p text:style-name="P55">native</text:p>
        </text:list-item>
        <text:list-item>
          <text:p text:style-name="P28">public</text:p>
        </text:list-item>
        <text:list-item>
          <text:p text:style-name="P55">private</text:p>
        </text:list-item>
        <text:list-item>
          <text:p text:style-name="P55">abstract</text:p>
        </text:list-item>
        <text:list-item>
          <text:p text:style-name="P81">protected</text:p>
        </text:list-item>
      </text:list>
      <text:p text:style-name="P1"/>
      <text:p text:style-name="P2">29.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2292405394" text:style-name="WWNum18">
        <text:list-item>
          <text:p text:style-name="P56">Foo { public int bar() { return 1; }</text:p>
        </text:list-item>
        <text:list-item>
          <text:p text:style-name="P56">new Foo { public int bar() { return 1; }</text:p>
        </text:list-item>
        <text:list-item>
          <text:p text:style-name="P29">new Foo() { public int bar() { return 1; }</text:p>
        </text:list-item>
        <text:list-item>
          <text:p text:style-name="P82">new class Foo { public int bar() { return 1; }</text:p>
        </text:list-item>
      </text:list>
      <text:p text:style-name="P1"/>
      <text:p text:style-name="P2">30.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/text:p>
      <text:p text:style-name="P1"/>
      <text:list xml:id="list3799786997" text:style-name="WWNum20">
        <text:list-item>
          <text:p text:style-name="P57"><text:soft-page-break/>peep</text:p>
        </text:list-item>
        <text:list-item>
          <text:p text:style-name="P57">bark</text:p>
        </text:list-item>
        <text:list-item>
          <text:p text:style-name="P57">meow</text:p>
        </text:list-item>
        <text:list-item>
          <text:p text:style-name="P57">Compilation fails</text:p>
        </text:list-item>
        <text:list-item>
          <text:p text:style-name="P87">An exception is thrown at runti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4T15:10:08.843081135</dc:date>
    <meta:editing-duration>PT5M59S</meta:editing-duration>
    <meta:editing-cycles>2</meta:editing-cycles>
    <meta:document-statistic meta:table-count="0" meta:image-count="0" meta:object-count="0" meta:page-count="13" meta:paragraph-count="379" meta:word-count="1239" meta:character-count="6674" meta:non-whitespace-character-count="5910"/>
  </office:meta>
</office:document-meta>
</file>